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kamaks:</text:p>
      <text:list xml:id="list1505548075" text:style-name="L1">
        <text:list-item>
          <text:p text:style-name="P1">JET</text:p>
        </text:list-item>
        <text:list-item>
          <text:p text:style-name="P1">ASDEX</text:p>
        </text:list-item>
        <text:list-item>
          <text:p text:style-name="P1">COMPASS</text:p>
        </text:list-item>
        <text:list-item>
          <text:p text:style-name="P1">ISTTOK</text:p>
        </text:list-item>
        <text:list-item>
          <text:p text:style-name="P1">ITER (?)</text:p>
        </text:list-item>
        <text:list-item>
          <text:p text:style-name="P1">KSTAR (?)</text:p>
        </text:list-item>
      </text:list>
      <text:p text:style-name="Standard">Stellerators:</text:p>
      <text:list xml:id="list1975147233" text:style-name="L2">
        <text:list-item>
          <text:p text:style-name="P2">Wendelstein 7X(?)</text:p>
        </text:list-item>
        <text:list-item>
          <text:p text:style-name="P2">LHD</text:p>
        </text:list-item>
      </text:list>
      <text:p text:style-name="Standard">Other experiments:</text:p>
      <text:list xml:id="list1916029264" text:style-name="L3">
        <text:list-item>
          <text:p text:style-name="P3">NIF</text:p>
        </text:list-item>
        <text:list-item>
          <text:p text:style-name="P3">CERN</text:p>
        </text:list-item>
        <text:list-item>
          <text:p text:style-name="P3">IFMIF (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3-05-10T13:59:55</meta:creation-date>
    <dc:date>2013-05-10T14:53:04</dc:date>
    <dc:creator>André Duarte</dc:creator>
    <meta:editing-duration>PT00H07M09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1" meta:paragraph-count="14" meta:word-count="30" meta:character-count="125"/>
  </office:meta>
</office:document-meta>
</file>